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Normal_20_2">
      <style:table-cell-properties style:text-align-source="fix" style:repeat-content="false" fo:background-color="transparent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8"/>
        <table:table-row table:style-name="ro1">
          <table:table-cell table:style-name="ce1" office:value-type="string" calcext:value-type="string">
            <text:p>IdCorrup</text:p>
          </table:table-cell>
          <table:table-cell table:style-name="ce3" office:value-type="string" calcext:value-type="string">
            <text:p>Valeur</text:p>
          </table:table-cell>
          <table:table-cell table:style-name="ce1" office:value-type="string" calcext:value-type="string">
            <text:p>Annee</text:p>
          </table:table-cell>
          <table:table-cell table:style-name="ce6" office:value-type="string" calcext:value-type="string">
            <text:p>IdPay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79" calcext:value-type="float">
            <text:p>7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72" calcext:value-type="float">
            <text:p>7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66" calcext:value-type="float">
            <text:p>6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90" calcext:value-type="float">
            <text:p>90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64" calcext:value-type="float">
            <text:p>6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/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/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90" calcext:value-type="float">
            <text:p>90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84" calcext:value-type="float">
            <text:p>8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/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87" calcext:value-type="float">
            <text:p>8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/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88" calcext:value-type="float">
            <text:p>88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86" calcext:value-type="float">
            <text:p>8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float" office:value="72" calcext:value-type="float">
            <text:p>72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/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23" calcext:value-type="float">
            <text:p>23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2" calcext:value-type="float">
            <text:p>2012</text:p>
          </table:table-cell>
          <table:table-cell table:style-name="ce7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78" calcext:value-type="float">
            <text:p>7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23" calcext:value-type="float">
            <text:p>2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64" calcext:value-type="float">
            <text:p>6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91" calcext:value-type="float">
            <text:p>9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89" calcext:value-type="float">
            <text:p>8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/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72" calcext:value-type="float">
            <text:p>7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78" calcext:value-type="float">
            <text:p>7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/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86" calcext:value-type="float">
            <text:p>8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91" calcext:value-type="float">
            <text:p>9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83" calcext:value-type="float">
            <text:p>8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/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86" calcext:value-type="float">
            <text:p>8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89" calcext:value-type="float">
            <text:p>8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/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3" calcext:value-type="float">
            <text:p>2013</text:p>
          </table:table-cell>
          <table:table-cell table:style-name="ce7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79" calcext:value-type="float">
            <text:p>7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72" calcext:value-type="float">
            <text:p>7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23" calcext:value-type="float">
            <text:p>2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92" calcext:value-type="float">
            <text:p>9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70" calcext:value-type="float">
            <text:p>70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89" calcext:value-type="float">
            <text:p>8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/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/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79" calcext:value-type="float">
            <text:p>7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/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86" calcext:value-type="float">
            <text:p>8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91" calcext:value-type="float">
            <text:p>9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83" calcext:value-type="float">
            <text:p>8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78" calcext:value-type="float">
            <text:p>7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/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84" calcext:value-type="float">
            <text:p>84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87" calcext:value-type="float">
            <text:p>8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86" calcext:value-type="float">
            <text:p>8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23" calcext:value-type="float">
            <text:p>2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/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4" calcext:value-type="float">
            <text:p>2014</text:p>
          </table:table-cell>
          <table:table-cell table:style-name="ce7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79" calcext:value-type="float">
            <text:p>7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83" calcext:value-type="float">
            <text:p>83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70" calcext:value-type="float">
            <text:p>70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23" calcext:value-type="float">
            <text:p>23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91" calcext:value-type="float">
            <text:p>9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70" calcext:value-type="float">
            <text:p>70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70" calcext:value-type="float">
            <text:p>70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70" calcext:value-type="float">
            <text:p>70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79" calcext:value-type="float">
            <text:p>7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88" calcext:value-type="float">
            <text:p>8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91" calcext:value-type="float">
            <text:p>9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84" calcext:value-type="float">
            <text:p>8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64" calcext:value-type="float">
            <text:p>6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89" calcext:value-type="float">
            <text:p>8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86" calcext:value-type="float">
            <text:p>8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/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5" calcext:value-type="float">
            <text:p>2015</text:p>
          </table:table-cell>
          <table:table-cell table:style-name="ce7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79" calcext:value-type="float">
            <text:p>7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66" calcext:value-type="float">
            <text:p>6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66" calcext:value-type="float">
            <text:p>6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90" calcext:value-type="float">
            <text:p>9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66" calcext:value-type="float">
            <text:p>6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70" calcext:value-type="float">
            <text:p>7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/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89" calcext:value-type="float">
            <text:p>8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/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78" calcext:value-type="float">
            <text:p>7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4" calcext:value-type="float">
            <text:p>6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72" calcext:value-type="float">
            <text:p>7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90" calcext:value-type="float">
            <text:p>9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83" calcext:value-type="float">
            <text:p>83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/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84" calcext:value-type="float">
            <text:p>8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88" calcext:value-type="float">
            <text:p>8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86" calcext:value-type="float">
            <text:p>86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/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6" calcext:value-type="float">
            <text:p>2016</text:p>
          </table:table-cell>
          <table:table-cell table:style-name="ce7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67" calcext:value-type="float">
            <text:p>6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67" calcext:value-type="float">
            <text:p>6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88" calcext:value-type="float">
            <text:p>8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70" calcext:value-type="float">
            <text:p>7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89" calcext:value-type="float">
            <text:p>8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23" calcext:value-type="float">
            <text:p>2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84" calcext:value-type="float">
            <text:p>84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84" calcext:value-type="float">
            <text:p>84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float" office:value="70" calcext:value-type="float">
            <text:p>70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7" calcext:value-type="float">
            <text:p>2017</text:p>
          </table:table-cell>
          <table:table-cell table:style-name="ce7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67" calcext:value-type="float">
            <text:p>6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88" calcext:value-type="float">
            <text:p>8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70" calcext:value-type="float">
            <text:p>7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72" calcext:value-type="float">
            <text:p>7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81" calcext:value-type="float">
            <text:p>8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23" calcext:value-type="float">
            <text:p>2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84" calcext:value-type="float">
            <text:p>8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87" calcext:value-type="float">
            <text:p>8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23" calcext:value-type="float">
            <text:p>2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64" calcext:value-type="float">
            <text:p>6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66" calcext:value-type="float">
            <text:p>6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float" office:value="70" calcext:value-type="float">
            <text:p>70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8" calcext:value-type="float">
            <text:p>2018</text:p>
          </table:table-cell>
          <table:table-cell table:style-name="ce7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64" calcext:value-type="float">
            <text:p>6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67" calcext:value-type="float">
            <text:p>6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87" calcext:value-type="float">
            <text:p>8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23" calcext:value-type="float">
            <text:p>2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78" calcext:value-type="float">
            <text:p>7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73" calcext:value-type="float">
            <text:p>7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48" calcext:value-type="float">
            <text:p>4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84" calcext:value-type="float">
            <text:p>8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87" calcext:value-type="float">
            <text:p>8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52" calcext:value-type="float">
            <text:p>5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66" calcext:value-type="float">
            <text:p>6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20" calcext:value-type="float">
            <text:p>2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float" office:value="46" calcext:value-type="float">
            <text:p>4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19" calcext:value-type="float">
            <text:p>2019</text:p>
          </table:table-cell>
          <table:table-cell table:style-name="ce7" office:value-type="float" office:value="249" calcext:value-type="float">
            <text:p>249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64" calcext:value-type="float">
            <text:p>6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76" calcext:value-type="float">
            <text:p>7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4" calcext:value-type="float">
            <text:p>2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6" calcext:value-type="float">
            <text:p>2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float" office:value="68" calcext:value-type="float">
            <text:p>6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9" calcext:value-type="float">
            <text:p>2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36" calcext:value-type="float">
            <text:p>36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38" calcext:value-type="float">
            <text:p>3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58" calcext:value-type="float">
            <text:p>5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39" calcext:value-type="float">
            <text:p>3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41" calcext:value-type="float">
            <text:p>41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float" office:value="67" calcext:value-type="float">
            <text:p>6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58" calcext:value-type="float">
            <text:p>58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float" office:value="88" calcext:value-type="float">
            <text:p>8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62" calcext:value-type="float">
            <text:p>62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66" calcext:value-type="float">
            <text:p>66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67" calcext:value-type="float">
            <text:p>67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68" calcext:value-type="float">
            <text:p>68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float" office:value="39" calcext:value-type="float">
            <text:p>3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69" calcext:value-type="float">
            <text:p>69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float" office:value="62" calcext:value-type="float">
            <text:p>6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71" calcext:value-type="float">
            <text:p>71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72" calcext:value-type="float">
            <text:p>72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73" calcext:value-type="float">
            <text:p>73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67" calcext:value-type="float">
            <text:p>6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74" calcext:value-type="float">
            <text:p>74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78" calcext:value-type="float">
            <text:p>78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79" calcext:value-type="float">
            <text:p>79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69" calcext:value-type="float">
            <text:p>6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82" calcext:value-type="float">
            <text:p>82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84" calcext:value-type="float">
            <text:p>84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86" calcext:value-type="float">
            <text:p>86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float" office:value="50" calcext:value-type="float">
            <text:p>5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87" calcext:value-type="float">
            <text:p>87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91" calcext:value-type="float">
            <text:p>91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93" calcext:value-type="float">
            <text:p>93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94" calcext:value-type="float">
            <text:p>94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float" office:value="18" calcext:value-type="float">
            <text:p>1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02" calcext:value-type="float">
            <text:p>102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07" calcext:value-type="float">
            <text:p>107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37" calcext:value-type="float">
            <text:p>3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float" office:value="72" calcext:value-type="float">
            <text:p>7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float" office:value="75" calcext:value-type="float">
            <text:p>7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12" calcext:value-type="float">
            <text:p>112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13" calcext:value-type="float">
            <text:p>113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14" calcext:value-type="float">
            <text:p>114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float" office:value="74" calcext:value-type="float">
            <text:p>7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17" calcext:value-type="float">
            <text:p>117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18" calcext:value-type="float">
            <text:p>118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22" calcext:value-type="float">
            <text:p>122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23" calcext:value-type="float">
            <text:p>123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24" calcext:value-type="float">
            <text:p>124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float" office:value="41" calcext:value-type="float">
            <text:p>4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57" calcext:value-type="float">
            <text:p>5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26" calcext:value-type="float">
            <text:p>126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31" calcext:value-type="float">
            <text:p>131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4" office:value-type="float" office:value="80" calcext:value-type="float">
            <text:p>8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33" calcext:value-type="float">
            <text:p>133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34" calcext:value-type="float">
            <text:p>134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36" calcext:value-type="float">
            <text:p>136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37" calcext:value-type="float">
            <text:p>137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38" calcext:value-type="float">
            <text:p>138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39" calcext:value-type="float">
            <text:p>139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41" calcext:value-type="float">
            <text:p>141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44" calcext:value-type="float">
            <text:p>144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float" office:value="53" calcext:value-type="float">
            <text:p>5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47" calcext:value-type="float">
            <text:p>147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51" calcext:value-type="float">
            <text:p>151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52" calcext:value-type="float">
            <text:p>152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54" calcext:value-type="float">
            <text:p>154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56" calcext:value-type="float">
            <text:p>156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51" calcext:value-type="float">
            <text:p>5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58" calcext:value-type="float">
            <text:p>158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59" calcext:value-type="float">
            <text:p>159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4" office:value-type="float" office:value="22" calcext:value-type="float">
            <text:p>2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32" calcext:value-type="float">
            <text:p>3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61" calcext:value-type="float">
            <text:p>161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64" calcext:value-type="float">
            <text:p>164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84" calcext:value-type="float">
            <text:p>8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float" office:value="88" calcext:value-type="float">
            <text:p>8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67" calcext:value-type="float">
            <text:p>167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68" calcext:value-type="float">
            <text:p>168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69" calcext:value-type="float">
            <text:p>169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4" office:value-type="float" office:value="31" calcext:value-type="float">
            <text:p>3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73" calcext:value-type="float">
            <text:p>173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35" calcext:value-type="float">
            <text:p>3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74" calcext:value-type="float">
            <text:p>174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27" calcext:value-type="float">
            <text:p>2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28" calcext:value-type="float">
            <text:p>2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76" calcext:value-type="float">
            <text:p>176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82" calcext:value-type="float">
            <text:p>8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77" calcext:value-type="float">
            <text:p>177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float" office:value="34" calcext:value-type="float">
            <text:p>3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83" calcext:value-type="float">
            <text:p>183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61" calcext:value-type="float">
            <text:p>6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84" calcext:value-type="float">
            <text:p>184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float" office:value="63" calcext:value-type="float">
            <text:p>6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86" calcext:value-type="float">
            <text:p>186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26" calcext:value-type="float">
            <text:p>2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88" calcext:value-type="float">
            <text:p>188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89" calcext:value-type="float">
            <text:p>189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77" calcext:value-type="float">
            <text:p>7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91" calcext:value-type="float">
            <text:p>191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56" calcext:value-type="float">
            <text:p>5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02" calcext:value-type="float">
            <text:p>202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4" office:value-type="float" office:value="59" calcext:value-type="float">
            <text:p>5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03" calcext:value-type="float">
            <text:p>203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float" office:value="42" calcext:value-type="float">
            <text:p>4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59" calcext:value-type="float">
            <text:p>59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47" calcext:value-type="float">
            <text:p>47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06" calcext:value-type="float">
            <text:p>206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float" office:value="45" calcext:value-type="float">
            <text:p>4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07" calcext:value-type="float">
            <text:p>207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float" office:value="66" calcext:value-type="float">
            <text:p>6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09" calcext:value-type="float">
            <text:p>209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11" calcext:value-type="float">
            <text:p>211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12" calcext:value-type="float">
            <text:p>212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14" calcext:value-type="float">
            <text:p>214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15" calcext:value-type="float">
            <text:p>215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16" calcext:value-type="float">
            <text:p>216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17" calcext:value-type="float">
            <text:p>217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18" calcext:value-type="float">
            <text:p>218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4" office:value-type="float" office:value="85" calcext:value-type="float">
            <text:p>8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19" calcext:value-type="float">
            <text:p>219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20" calcext:value-type="float">
            <text:p>220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65" calcext:value-type="float">
            <text:p>6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23" calcext:value-type="float">
            <text:p>223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38" calcext:value-type="float">
            <text:p>38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24" calcext:value-type="float">
            <text:p>224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21" calcext:value-type="float">
            <text:p>2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25" calcext:value-type="float">
            <text:p>225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54" calcext:value-type="float">
            <text:p>5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26" calcext:value-type="float">
            <text:p>226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28" calcext:value-type="float">
            <text:p>228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29" calcext:value-type="float">
            <text:p>229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float" office:value="29" calcext:value-type="float">
            <text:p>2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30" calcext:value-type="float">
            <text:p>230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33" calcext:value-type="float">
            <text:p>233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44" calcext:value-type="float">
            <text:p>4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34" calcext:value-type="float">
            <text:p>234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float" office:value="19" calcext:value-type="float">
            <text:p>19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35" calcext:value-type="float">
            <text:p>235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float" office:value="40" calcext:value-type="float">
            <text:p>40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37" calcext:value-type="float">
            <text:p>237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39" calcext:value-type="float">
            <text:p>239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float" office:value="71" calcext:value-type="float">
            <text:p>71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40" calcext:value-type="float">
            <text:p>240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4" office:value-type="float" office:value="43" calcext:value-type="float">
            <text:p>4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42" calcext:value-type="float">
            <text:p>242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4" office:value-type="float" office:value="36" calcext:value-type="float">
            <text:p>36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45" calcext:value-type="float">
            <text:p>245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47" calcext:value-type="float">
            <text:p>247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33" calcext:value-type="float">
            <text:p>33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48" calcext:value-type="float">
            <text:p>248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float" office:value="2020" calcext:value-type="float">
            <text:p>2020</text:p>
          </table:table-cell>
          <table:table-cell table:style-name="ce7" office:value-type="float" office:value="249" calcext:value-type="float">
            <text:p>249</text:p>
          </table:table-cell>
        </table:table-row>
        <table:table-row table:style-name="ro1" table:number-rows-repeated="10469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£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21:41:23.938000000</meta:creation-date>
    <dc:date>2022-02-20T21:41:38.422000000</dc:date>
    <meta:editing-duration>PT14S</meta:editing-duration>
    <meta:editing-cycles>1</meta:editing-cycles>
    <meta:document-statistic meta:table-count="1" meta:cell-count="6417" meta:object-count="0"/>
    <meta:generator>LibreOffice/7.2.1.2$Windows_X86_64 LibreOffice_project/87b77fad49947c1441b67c559c339af8f3517e22</meta:generator>
  </office:meta>
</office:document-meta>
</file>